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eBasedTransactionAttributeTests.default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leBasedTransactionAttributeTests.ruleForSelectiveRollbackOnChecked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leBasedTransactionAttributeTests.ruleForSelectiveRollbackOnChecked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leBasedTransactionAttributeTests.rollback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leBasedTransactionAttributeTests.doTestRuleForSelectiveRollbackOnChecked( RuleBasedTransactionAttribute r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leBasedTransactionAttributeTests.ruleForRollbackOn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leBasedTransactionAttributeTests.toStringMatches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leBasedTransactionAttributeTests.ruleForCommitOnSubclassOf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leBasedTransactionAttributeTests.ruleForCommitOnUn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leBasedTransactionAttributeTests.conflictingRulesToDetermineExactCon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